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3.136cm"/>
    </style:style>
    <style:style style:name="co4" style:family="table-column">
      <style:table-column-properties fo:break-before="auto" style:column-width="4.5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espesas">
      <style:table-properties table:display="true" style:writing-mode="lr-tb"/>
    </style:style>
    <style:style style:name="ta4" style:family="table" style:master-page-name="PageStyle_5f_Feri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4"/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47">
      <style:table-cell-properties fo:background-color="#f1f1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48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48">
      <style:table-cell-properties fo:background-color="#f1f1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4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System-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4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989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base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14" table:default-cell-style-name="Default"/>
        <table:table-column table:style-name="co5" table:default-cell-style-name="ce26"/>
        <table:table-column table:style-name="co5" table:number-columns-repeated="2" table:default-cell-style-name="Default"/>
        <table:table-column table:style-name="co5" table:default-cell-style-name="ce26"/>
        <table:table-column table:style-name="co5" table:number-columns-repeated="3" table:default-cell-style-name="Default"/>
        <table:table-row table:style-name="ro3">
          <table:table-cell office:value-type="string" calcext:value-type="string">
            <text:p>ano atual</text:p>
          </table:table-cell>
          <table:table-cell table:formula="of:=YEAR(TODAY())" office:value-type="float" office:value="2022" calcext:value-type="float">
            <text:p>2022</text:p>
          </table:table-cell>
          <table:table-cell/>
          <table:table-cell table:style-name="ce5" office:value-type="string" calcext:value-type="string">
            <text:p>Dias úteis no mês</text:p>
          </table:table-cell>
          <table:table-cell table:style-name="ce6" table:formula="of:=[.$B$5]" office:value-type="float" office:value="20" calcext:value-type="float">
            <text:p>20</text:p>
          </table:table-cell>
          <table:table-cell table:style-name="ce1" office:value-type="string" calcext:value-type="string">
            <text:p>Digo</text:p>
          </table:table-cell>
          <table:table-cell table:style-name="ce1" office:value-type="string" calcext:value-type="string">
            <text:p>Yah</text:p>
          </table:table-cell>
          <table:table-cell/>
          <table:table-cell table:style-name="ce23" office:value-type="string" calcext:value-type="string" table:number-columns-spanned="2" table:number-rows-spanned="1">
            <text:p>Raizes</text:p>
          </table:table-cell>
          <table:covered-table-cell/>
          <table:table-cell/>
          <table:table-cell table:style-name="ce25" office:value-type="string" calcext:value-type="string" table:number-columns-spanned="2" table:number-rows-spanned="1">
            <text:p>Tucoocj</text:p>
          </table:table-cell>
          <table:covered-table-cell/>
          <table:table-cell/>
          <table:table-cell table:style-name="ce23" office:value-type="string" calcext:value-type="string" table:number-columns-spanned="2" table:number-rows-spanned="1">
            <text:p>Água</text:p>
          </table:table-cell>
          <table:covered-table-cell table:style-name="Default"/>
          <table:table-cell/>
          <table:table-cell table:style-name="ce23" office:value-type="string" calcext:value-type="string" table:number-columns-spanned="2" table:number-rows-spanned="1">
            <text:p>Luz</text:p>
          </table:table-cell>
          <table:covered-table-cell table:style-name="Default"/>
          <table:table-cell/>
          <table:table-cell table:style-name="ce25" office:value-type="string" calcext:value-type="string" table:number-columns-spanned="2" table:number-rows-spanned="1">
            <text:p>DAS</text:p>
          </table:table-cell>
          <table:covered-table-cell/>
        </table:table-row>
        <table:table-row table:style-name="ro3">
          <table:table-cell office:value-type="string" calcext:value-type="string">
            <text:p>mês atual</text:p>
          </table:table-cell>
          <table:table-cell table:formula="of:=MONTH(TODAY())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vr</text:p>
          </table:table-cell>
          <table:table-cell/>
          <table:table-cell table:style-name="ce7" table:formula="of:=25*[.E1]" office:value-type="currency" office:currency="R$ " office:value="500" calcext:value-type="currency">
            <text:p>R$ 500,00</text:p>
          </table:table-cell>
          <table:table-cell table:style-name="ce7" table:formula="of:=(20*[.E1])+(27.5*4)" office:value-type="currency" office:currency="R$ " office:value="510" calcext:value-type="currency">
            <text:p>R$ 510,00</text:p>
          </table:table-cell>
          <table:table-cell/>
          <table:table-cell office:value-type="string" calcext:value-type="string">
            <text:p>Mês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Mês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Mês</text:p>
          </table:table-cell>
          <table:table-cell table:style-name="Default" office:value-type="string" calcext:value-type="string">
            <text:p>Valor</text:p>
          </table:table-cell>
          <table:table-cell/>
          <table:table-cell office:value-type="string" calcext:value-type="string">
            <text:p>Mês</text:p>
          </table:table-cell>
          <table:table-cell table:style-name="Default" office:value-type="string" calcext:value-type="string">
            <text:p>Valor</text:p>
          </table:table-cell>
          <table:table-cell/>
          <table:table-cell office:value-type="string" calcext:value-type="string">
            <text:p>Mês</text:p>
          </table:table-cell>
          <table:table-cell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Mẽs atual (abrv)</text:p>
          </table:table-cell>
          <table:table-cell table:formula="of:=IF([.$B$2]=1;&quot;Jan&quot;;IF([.$B$2]=2;&quot;Fev&quot;;IF([.$B$2]=3;&quot;Mar&quot;;IF([.$B$2]=4;&quot;Abr&quot;;IF([.$B$2]=5;&quot;Mai&quot;;IF([.$B$2]=6;&quot;Jun&quot;;IF([.$B$2]=7;&quot;Jul&quot;;IF([.$B$2]=7=8;&quot;Ago&quot;;IF([.$B$2]=9;&quot;Set&quot;;IF([.$B$2]=10;&quot;Out&quot;;IF([.$B$2]=11;&quot;Nov&quot;;&quot;Dez&quot;)))))))))))" office:value-type="string" office:string-value="Fev" calcext:value-type="string">
            <text:p>Fev</text:p>
          </table:table-cell>
          <table:table-cell/>
          <table:table-cell table:style-name="ce5" office:value-type="string" calcext:value-type="string">
            <text:p>vt</text:p>
          </table:table-cell>
          <table:table-cell/>
          <table:table-cell table:style-name="ce7" table:formula="of:=(4.4*2)*[.E1]" office:value-type="currency" office:currency="R$ " office:value="176" calcext:value-type="currency">
            <text:p>R$ 176,00</text:p>
          </table:table-cell>
          <table:table-cell table:style-name="ce7" table:formula="of:=(4.4*2)*[.E1]+(4.4*4)" office:value-type="currency" office:currency="R$ " office:value="193.6" calcext:value-type="currency">
            <text:p>R$ 193,60</text:p>
          </table:table-cell>
          <table:table-cell/>
          <table:table-cell office:value-type="string" calcext:value-type="string">
            <text:p>Jan</text:p>
          </table:table-cell>
          <table:table-cell table:style-name="ce24" office:value-type="string" calcext:value-type="string">
            <text:p>ok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Jan</text:p>
          </table:table-cell>
          <table:table-cell office:value-type="currency" office:currency="BRL" office:value="94.79" calcext:value-type="currency">
            <text:p>R$ 94,79</text:p>
          </table:table-cell>
          <table:table-cell/>
          <table:table-cell office:value-type="string" calcext:value-type="string">
            <text:p>Jan</text:p>
          </table:table-cell>
          <table:table-cell office:value-type="currency" office:currency="BRL" office:value="32.61" calcext:value-type="currency">
            <text:p>R$ 32,61</text:p>
          </table:table-cell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office:value-type="string" calcext:value-type="string">
            <text:p>ultimo dia do mês atual</text:p>
          </table:table-cell>
          <table:table-cell table:formula="of:=ORG.OPENOFFICE.DAYSINMONTH(TODAY())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Total Beneficios</text:p>
          </table:table-cell>
          <table:table-cell/>
          <table:table-cell table:style-name="ce7" table:formula="of:=[.F2]+[.F3]" office:value-type="currency" office:currency="R$ " office:value="676" calcext:value-type="currency">
            <text:p>R$ 676,00</text:p>
          </table:table-cell>
          <table:table-cell table:style-name="ce7" table:formula="of:=[.G2]+[.G3]" office:value-type="currency" office:currency="R$ " office:value="703.6" calcext:value-type="currency">
            <text:p>R$ 703,60</text:p>
          </table:table-cell>
          <table:table-cell/>
          <table:table-cell office:value-type="string" calcext:value-type="string">
            <text:p>Fev</text:p>
          </table:table-cell>
          <table:table-cell table:style-name="ce24" office:value-type="string" calcext:value-type="string">
            <text:p>ok</text:p>
          </table:table-cell>
          <table:table-cell/>
          <table:table-cell office:value-type="string" calcext:value-type="string">
            <text:p>Fev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Fev</text:p>
          </table:table-cell>
          <table:table-cell office:value-type="currency" office:currency="BRL" office:value="19.42" calcext:value-type="currency">
            <text:p>R$ 19,42</text:p>
          </table:table-cell>
          <table:table-cell/>
          <table:table-cell office:value-type="string" calcext:value-type="string">
            <text:p>Fev</text:p>
          </table:table-cell>
          <table:table-cell table:number-columns-repeated="2"/>
          <table:table-cell office:value-type="string" calcext:value-type="string">
            <text:p>Fev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ias úteis no mês</text:p>
          </table:table-cell>
          <table:table-cell table:formula="of:=NETWORKDAYS(DATE([.$B$1];[.$B$2];1);DATE([.$B$1];[.$B$2];[.$B$4]);feriados)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Mar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br</text:p>
          </table:table-cell>
          <table:table-cell table:number-columns-repeated="2"/>
          <table:table-cell office:value-type="string" calcext:value-type="string">
            <text:p>Abr</text:p>
          </table:table-cell>
          <table:table-cell table:number-columns-repeated="2"/>
          <table:table-cell office:value-type="string" calcext:value-type="string">
            <text:p>Abr</text:p>
          </table:table-cell>
          <table:table-cell table:number-columns-repeated="2"/>
          <table:table-cell office:value-type="string" calcext:value-type="string">
            <text:p>Abr</text:p>
          </table:table-cell>
          <table:table-cell table:number-columns-repeated="2"/>
          <table:table-cell office:value-type="string" calcext:value-type="string">
            <text:p>Abr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</text:p>
          </table:table-cell>
          <table:table-cell/>
        </table:table-row>
        <table:table-row table:style-name="ro3">
          <table:table-cell table:style-name="ce1" office:value-type="string" calcext:value-type="string">
            <text:p>Valor nota</text:p>
          </table:table-cell>
          <table:table-cell table:style-name="ce2" office:value-type="currency" office:currency="R$ " office:value="5600" calcext:value-type="currency">
            <text:p>R$ 5.600,00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number-columns-repeated="2"/>
          <table:table-cell office:value-type="string" calcext:value-type="string">
            <text:p>Jun</text:p>
          </table:table-cell>
          <table:table-cell table:number-columns-repeated="2"/>
          <table:table-cell office:value-type="string" calcext:value-type="string">
            <text:p>Jun</text:p>
          </table:table-cell>
          <table:table-cell table:number-columns-repeated="2"/>
          <table:table-cell office:value-type="string" calcext:value-type="string">
            <text:p>Jun</text:p>
          </table:table-cell>
          <table:table-cell table:number-columns-repeated="2"/>
          <table:table-cell office:value-type="string" calcext:value-type="string">
            <text:p>Jun</text:p>
          </table:table-cell>
          <table:table-cell/>
        </table:table-row>
        <table:table-row table:style-name="ro3">
          <table:table-cell table:style-name="ce1" office:value-type="string" calcext:value-type="string">
            <text:p>Valor dia</text:p>
          </table:table-cell>
          <table:table-cell table:style-name="ce3" table:formula="of:=[.B8]/30" office:value-type="currency" office:currency="R$ " office:value="186.666666666667" calcext:value-type="currency">
            <text:p>R$ 186,67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number-columns-repeated="2"/>
          <table:table-cell office:value-type="string" calcext:value-type="string">
            <text:p>Jul</text:p>
          </table:table-cell>
          <table:table-cell table:number-columns-repeated="2"/>
          <table:table-cell office:value-type="string" calcext:value-type="string">
            <text:p>Jul</text:p>
          </table:table-cell>
          <table:table-cell table:number-columns-repeated="2"/>
          <table:table-cell office:value-type="string" calcext:value-type="string">
            <text:p>Jul</text:p>
          </table:table-cell>
          <table:table-cell table:number-columns-repeated="2"/>
          <table:table-cell office:value-type="string" calcext:value-type="string">
            <text:p>Jul</text:p>
          </table:table-cell>
          <table:table-cell/>
        </table:table-row>
        <table:table-row table:style-name="ro3">
          <table:table-cell table:style-name="ce2" office:value-type="string" calcext:value-type="string">
            <text:p>valor hora</text:p>
          </table:table-cell>
          <table:table-cell table:style-name="ce3" table:formula="of:=[.B9]/8" office:value-type="currency" office:currency="R$ " office:value="23.3333333333333" calcext:value-type="currency">
            <text:p>R$ 23,33</text:p>
          </table:table-cell>
          <table:table-cell table:number-columns-repeated="6"/>
          <table:table-cell office:value-type="string" calcext:value-type="string">
            <text:p>Ago</text:p>
          </table:table-cell>
          <table:table-cell table:number-columns-repeated="2"/>
          <table:table-cell office:value-type="string" calcext:value-type="string">
            <text:p>Ago</text:p>
          </table:table-cell>
          <table:table-cell table:number-columns-repeated="2"/>
          <table:table-cell office:value-type="string" calcext:value-type="string">
            <text:p>Ago</text:p>
          </table:table-cell>
          <table:table-cell table:number-columns-repeated="2"/>
          <table:table-cell office:value-type="string" calcext:value-type="string">
            <text:p>Ago</text:p>
          </table:table-cell>
          <table:table-cell table:number-columns-repeated="2"/>
          <table:table-cell office:value-type="string" calcext:value-type="string">
            <text:p>Ago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Set</text:p>
          </table:table-cell>
          <table:table-cell table:number-columns-repeated="2"/>
          <table:table-cell office:value-type="string" calcext:value-type="string">
            <text:p>Set</text:p>
          </table:table-cell>
          <table:table-cell/>
        </table:table-row>
        <table:table-row table:style-name="ro3">
          <table:table-cell table:style-name="ce1" office:value-type="string" calcext:value-type="string">
            <text:p>Meu salário</text:p>
          </table:table-cell>
          <table:table-cell table:style-name="ce2" table:formula="of:=[$Database.$B$8]-[.$F$4]" office:value-type="currency" office:currency="R$ " office:value="4924" calcext:value-type="currency">
            <text:p>R$ 4.924,00</text:p>
          </table:table-cell>
          <table:table-cell table:number-columns-repeated="6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Out</text:p>
          </table:table-cell>
          <table:table-cell/>
        </table:table-row>
        <table:table-row table:style-name="ro3">
          <table:table-cell table:style-name="ce1" office:value-type="string" calcext:value-type="string">
            <text:p>Yah</text:p>
          </table:table-cell>
          <table:table-cell table:style-name="ce2" office:value-type="currency" office:currency="R$ " office:value="2000" calcext:value-type="currency">
            <text:p>R$ 2.000,0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Nov</text:p>
          </table:table-cell>
          <table:table-cell table:number-columns-repeated="2"/>
          <table:table-cell office:value-type="string" calcext:value-type="string">
            <text:p>Nov</text:p>
          </table:table-cell>
          <table:table-cell/>
        </table:table-row>
        <table:table-row table:style-name="ro3">
          <table:table-cell/>
          <table:table-cell table:style-name="ce3"/>
          <table:table-cell table:number-columns-repeated="6"/>
          <table:table-cell office:value-type="string" calcext:value-type="string">
            <text:p>Dez</text:p>
          </table:table-cell>
          <table:table-cell table:number-columns-repeated="2"/>
          <table:table-cell office:value-type="string" calcext:value-type="string">
            <text:p>Dez</text:p>
          </table:table-cell>
          <table:table-cell table:number-columns-repeated="2"/>
          <table:table-cell office:value-type="string" calcext:value-type="string">
            <text:p>Dez</text:p>
          </table:table-cell>
          <table:table-cell table:number-columns-repeated="2"/>
          <table:table-cell office:value-type="string" calcext:value-type="string">
            <text:p>Dez</text:p>
          </table:table-cell>
          <table:table-cell table:number-columns-repeated="2"/>
          <table:table-cell office:value-type="string" calcext:value-type="string">
            <text:p>Dez</text:p>
          </table:table-cell>
          <table:table-cell/>
        </table:table-row>
        <table:table-row table:style-name="ro3">
          <table:table-cell table:style-name="ce1" office:value-type="string" calcext:value-type="string">
            <text:p>Total Salario</text:p>
          </table:table-cell>
          <table:table-cell table:style-name="ce3" table:formula="of:=[.B13]+[.B12]" office:value-type="currency" office:currency="R$ " office:value="6924" calcext:value-type="currency">
            <text:p>R$ 6.924,00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60% do salário</text:p>
          </table:table-cell>
          <table:table-cell table:style-name="ce3" table:formula="of:=[.B15]*0.6" office:value-type="currency" office:currency="R$ " office:value="4154.4" calcext:value-type="currency">
            <text:p>R$ 4.154,40</text:p>
          </table:table-cell>
          <table:table-cell table:number-columns-repeated="4"/>
          <table:table-cell table:style-name="ce6"/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Total despesas</text:p>
          </table:table-cell>
          <table:table-cell table:style-name="ce2" table:formula="of:=SUM([$Despesas.B2:$Despesas.B1000])" office:value-type="currency" office:currency="R$ " office:value="3075.75" calcext:value-type="currency">
            <text:p>R$ 3.075,75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Restante salário</text:p>
          </table:table-cell>
          <table:table-cell table:style-name="ce3" table:formula="of:=[.B15]-[.B17]" office:value-type="currency" office:currency="R$ " office:value="3848.25" calcext:value-type="currency">
            <text:p>R$ 3.848,25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despesas X Salario</text:p>
          </table:table-cell>
          <table:table-cell table:style-name="ce4" table:formula="of:=[.B17]/[.B15]" office:value-type="percentage" office:value="0.444215771230503" calcext:value-type="percentage">
            <text:p>44,42%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Dinheiro a ser guardado</text:p>
          </table:table-cell>
          <table:table-cell table:style-name="ce3" table:formula="of:=([.B15]-[.B17])*0.2" office:value-type="currency" office:currency="R$ " office:value="769.65" calcext:value-type="currency">
            <text:p>R$ 769,65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table:style-name="ce1" office:value-type="string" calcext:value-type="string">
            <text:p>Restante salário</text:p>
          </table:table-cell>
          <table:table-cell table:style-name="ce3" table:formula="of:=([.B15]-[.B17])-[.B20]" office:value-type="currency" office:currency="R$ " office:value="3078.6" calcext:value-type="currency">
            <text:p>R$ 3.078,60</text:p>
          </table:table-cell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table table:name="Despesas" table:style-name="ta3">
        <office:forms form:automatic-focus="false" form:apply-design-mode="false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3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Valor</text:p>
          </table:table-cell>
          <table:table-cell table:style-name="ce1" office:value-type="string" calcext:value-type="string">
            <text:p>Vencimento</text:p>
          </table:table-cell>
          <table:table-cell table:style-name="ce1" office:value-type="string" calcext:value-type="string">
            <text:p>Obs.:</text:p>
          </table:table-cell>
          <table:table-cell office:value-type="string" calcext:value-type="string">
            <text:p>Status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luguel</text:p>
          </table:table-cell>
          <table:table-cell table:style-name="ce2" office:value-type="currency" office:currency="R$ " office:value="1100" calcext:value-type="currency">
            <text:p>R$ 1.100,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cebe no whats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Água</text:p>
          </table:table-cell>
          <table:table-cell table:style-name="ce2" office:value-type="currency" office:currency="R$ " office:value="130" calcext:value-type="currency">
            <text:p>R$ 130,00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Luz</text:p>
          </table:table-cell>
          <table:table-cell table:style-name="ce2" office:value-type="currency" office:currency="R$ " office:value="150" calcext:value-type="currency">
            <text:p>R$ 150,00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Netflix</text:p>
          </table:table-cell>
          <table:table-cell table:style-name="ce2" office:value-type="currency" office:currency="R$ " office:value="55.9" calcext:value-type="currency">
            <text:p>R$ 55,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Debito automatico C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raizes</text:p>
          </table:table-cell>
          <table:table-cell table:style-name="ce7" office:value-type="currency" office:currency="R$ " office:value="50" calcext:value-type="currency">
            <text:p>R$ 50,0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formula="of:=VLOOKUP([$Database.$B$3];[$Database.$I$3:$Database.$J$14];2;0)" office:value-type="string" office:string-value="ok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celulares</text:p>
          </table:table-cell>
          <table:table-cell table:style-name="ce7" office:value-type="currency" office:currency="R$ " office:value="120" calcext:value-type="currency">
            <text:p>R$ 120,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agar via C6</text:p>
          </table:table-cell>
          <table:table-cell office:value-type="string" calcext:value-type="string">
            <text:p>ok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 office:value-type="string" calcext:value-type="string">
            <text:p>Tucoocj</text:p>
          </table:table-cell>
          <table:table-cell table:style-name="ce2" office:value-type="currency" office:currency="R$ " office:value="150" calcext:value-type="currency">
            <text:p>R$ 150,00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formula="of:=VLOOKUP([$Database.$B$3];[$Database.$L$3:$Database.$M$14];2;0)" office:value-type="string" office:string-value="ok" calcext:value-type="string">
            <text:p>ok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5" office:value-type="string" calcext:value-type="string">
            <text:p>itau</text:p>
          </table:table-cell>
          <table:table-cell table:style-name="ce7" office:value-type="currency" office:currency="R$ " office:value="40" calcext:value-type="currency">
            <text:p>R$ 40,0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string" calcext:value-type="string">
            <text:p>ok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1" office:value-type="string" calcext:value-type="string">
            <text:p>Emprestimos</text:p>
          </table:table-cell>
          <table:table-cell table:style-name="ce2" office:value-type="currency" office:currency="R$ " office:value="659.85" calcext:value-type="currency">
            <text:p>R$ 659,85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8"/>
          <table:table-cell table:number-columns-repeated="1018"/>
        </table:table-row>
        <table:table-row table:style-name="ro3">
          <table:table-cell table:style-name="ce1" office:value-type="string" calcext:value-type="string">
            <text:p>Facu digo</text:p>
          </table:table-cell>
          <table:table-cell table:style-name="ce2" office:value-type="currency" office:currency="R$ " office:value="180" calcext:value-type="currency">
            <text:p>R$ 180,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internet</text:p>
          </table:table-cell>
          <table:table-cell table:style-name="ce2" office:value-type="currency" office:currency="R$ " office:value="100" calcext:value-type="currency">
            <text:p>R$ 100,0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Yui</text:p>
          </table:table-cell>
          <table:table-cell table:style-name="ce2" office:value-type="currency" office:currency="R$ " office:value="170" calcext:value-type="currency">
            <text:p>R$ 170,0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Amazon</text:p>
          </table:table-cell>
          <table:table-cell table:style-name="ce2" office:value-type="currency" office:currency="R$ " office:value="10" calcext:value-type="currency">
            <text:p>R$ 10,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artão de credito c6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DAS mei</text:p>
          </table:table-cell>
          <table:table-cell table:style-name="ce2" office:value-type="currency" office:currency="R$ " office:value="60" calcext:value-type="currency">
            <text:p>R$ 60,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plicativo MaisMei</text:p>
          </table:table-cell>
          <table:table-cell table:style-name="ce27" table:formula="of:=VLOOKUP([$Database.$B$3];[$Database.$U$3:$Database.$V$14];2;0)" office:value-type="string" office:string-value="ok" calcext:value-type="string">
            <text:p>ok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xe</text:p>
          </table:table-cell>
          <table:table-cell table:style-name="ce2" office:value-type="currency" office:currency="R$ " office:value="100" calcext:value-type="currency">
            <text:p>R$ 100,00</text:p>
          </table:table-cell>
          <table:table-cell table:number-columns-repeated="1022"/>
        </table:table-row>
        <table:table-row table:style-name="ro3" table:number-rows-repeated="984">
          <table:table-cell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riados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3">
          <table:table-cell table:style-name="ce9" office:value-type="date" office:date-value="2021-01-01" calcext:value-type="date">
            <text:p>1/1/21</text:p>
          </table:table-cell>
          <table:table-cell table:number-columns-repeated="1023"/>
        </table:table-row>
        <table:table-row table:style-name="ro3">
          <table:table-cell table:style-name="ce10" office:value-type="date" office:date-value="2021-02-15" calcext:value-type="date">
            <text:p>15/02/21</text:p>
          </table:table-cell>
          <table:table-cell table:number-columns-repeated="1023"/>
        </table:table-row>
        <table:table-row table:style-name="ro3">
          <table:table-cell table:style-name="ce11" office:value-type="date" office:date-value="2021-02-16" calcext:value-type="date">
            <text:p>16/02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04-02" calcext:value-type="date">
            <text:p>02/04</text:p>
          </table:table-cell>
          <table:table-cell table:number-columns-repeated="1023"/>
        </table:table-row>
        <table:table-row table:style-name="ro3">
          <table:table-cell table:style-name="ce13" office:value-type="date" office:date-value="2021-04-21" calcext:value-type="date">
            <text:p>21/04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05-01" calcext:value-type="date">
            <text:p>01/05</text:p>
          </table:table-cell>
          <table:table-cell table:number-columns-repeated="1023"/>
        </table:table-row>
        <table:table-row table:style-name="ro3">
          <table:table-cell table:style-name="ce13" office:value-type="date" office:date-value="2021-06-03" calcext:value-type="date">
            <text:p>03/06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09-07" calcext:value-type="date">
            <text:p>07/09</text:p>
          </table:table-cell>
          <table:table-cell table:number-columns-repeated="1023"/>
        </table:table-row>
        <table:table-row table:style-name="ro3">
          <table:table-cell table:style-name="ce13" office:value-type="date" office:date-value="2021-10-12" calcext:value-type="date">
            <text:p>12/10</text:p>
          </table:table-cell>
          <table:table-cell table:number-columns-repeated="1023"/>
        </table:table-row>
        <table:table-row table:style-name="ro3">
          <table:table-cell table:style-name="ce12" office:value-type="date" office:date-value="2021-11-02" calcext:value-type="date">
            <text:p>02/11</text:p>
          </table:table-cell>
          <table:table-cell table:number-columns-repeated="1023"/>
        </table:table-row>
        <table:table-row table:style-name="ro3">
          <table:table-cell table:style-name="ce14" office:value-type="date" office:date-value="2020-11-15" calcext:value-type="date">
            <text:p>15/11</text:p>
          </table:table-cell>
          <table:table-cell table:number-columns-repeated="1023"/>
        </table:table-row>
        <table:table-row table:style-name="ro3">
          <table:table-cell table:style-name="ce14" office:value-type="date" office:date-value="2020-12-25" calcext:value-type="date">
            <text:p>25/12</text:p>
          </table:table-cell>
          <table:table-cell table:number-columns-repeated="1023"/>
        </table:table-row>
        <table:table-row table:style-name="ro3">
          <table:table-cell table:style-name="ce15" office:value-type="date" office:date-value="2021-12-31" calcext:value-type="date">
            <text:p>31/12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feriados" table:base-cell-address="$Feriados.$A$9" table:cell-range-address="$Feriados.$A$1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stem-ui" svg:font-family="System-ui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6">
      <number:currency-symbol number:language="pt" number:country="BR">R$ </number:currency-symbol>
      <number:number number:decimal-places="2" number:min-decimal-places="2" number:min-integer-digits="1" number:grouping="true"/>
    </number:currency-style>
    <number:date-style style:name="N147">
      <number:day/>
      <number:text>/</number:text>
      <number:month/>
      <number:text>/</number:text>
      <number:year/>
    </number:date-style>
    <number:date-style style:name="N148">
      <number:day number:style="long"/>
      <number:text>/</number:text>
      <number:month number:style="long"/>
    </number:date-style>
    <number:date-style style:name="N149">
      <number:day/>
      <number:text>/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9:15:42.509426355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riados" style:display-name="PageStyle_Feriad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spesas" style:display-name="PageStyle_Despes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5T09:51:59.172177157</dc:date>
    <meta:editing-duration>PT31M40S</meta:editing-duration>
    <meta:editing-cycles>5</meta:editing-cycles>
    <meta:generator>LibreOffice/7.2.5.2.0$Linux_X86_64 LibreOffice_project/20$Build-2</meta:generator>
    <meta:document-statistic meta:table-count="4" meta:cell-count="207" meta:object-count="0"/>
  </office:meta>
</office:document-meta>
</file>